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2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maxlake</text:p>
          </table:table-cell>
          <table:table-cell/>
          <table:table-cell table:style-name="ce2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_vol0_factor</text:p>
          </table:table-cell>
          <table:table-cell/>
          <table:table-cell table:style-name="ce2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 table:number-rows-repeated="3168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08:30:55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07-10T15:59:52.478000000</dc:date>
    <meta:editing-cycles>237</meta:editing-cycles>
    <meta:editing-duration>P12DT40M41S</meta:editing-duration>
    <meta:document-statistic meta:table-count="3" meta:cell-count="1889" meta:object-count="0"/>
    <meta:user-defined meta:name="Info 1"/>
    <meta:user-defined meta:name="Info 2"/>
    <meta:user-defined meta:name="Info 3"/>
    <meta:user-defined meta:name="Info 4"/>
  </office:meta>
</office:document-meta>
</file>